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laywrite DE Grund" svg:font-family="'Playwrite DE Grund'" style:font-pitch="variable"/>
  </office:font-face-decls>
  <office:automatic-styles>
    <style:style style:name="P1" style:family="paragraph" style:parent-style-name="Heading_20_1">
      <style:text-properties style:font-name="Playwrite DE Grund"/>
    </style:style>
    <style:style style:name="P2" style:family="paragraph" style:parent-style-name="Text_20_body">
      <style:text-properties style:font-name="Playwrite DE Grund" fo:font-weight="bold" style:font-weight-asian="bold" style:font-weight-complex="bold"/>
    </style:style>
    <style:style style:name="P3" style:family="paragraph" style:parent-style-name="Standard">
      <style:text-properties style:font-name="Playwrite DE Grund"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in Tag im Museum</text:h>
      <text:p text:style-name="P2">Wir fuhren am Samstag los. Die Sonne schien hell durch das Fenster des Autos. Meine Eltern waren sehr munter.</text:p>
      <text:p text:style-name="P2">Beim Eintritt ins Museum bekamen wir bunte Karten für die Ausstellung. Dinosaurier und alte Maschinen zeigten uns, wie die Welt früher aussah. Eine junge Frau erklärte uns die wichtigsten Exponate.</text:p>
      <text:p text:style-name="P2">Gegen Mittag fanden wir den größten Schatz des Museums in einem prachtvollen Saal. Ein Skelett eines Tyrannosaurus Rex beeindruckte uns mit seinen spitzen Zähnen. Meine kleine Schwester quiekte vor Aufregung und versteckte sich kurz hinter Papas Jack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laywrite DE Grund" svg:font-family="'Playwrite DE Grun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8T10:29:42.669958300</meta:creation-date>
    <dc:date>2025-10-18T13:14:21.095484300</dc:date>
    <meta:editing-duration>PT2H34M26S</meta:editing-duration>
    <meta:editing-cycles>1</meta:editing-cycles>
    <meta:document-statistic meta:table-count="0" meta:image-count="0" meta:object-count="0" meta:page-count="1" meta:paragraph-count="4" meta:word-count="90" meta:character-count="575" meta:non-whitespace-character-count="489"/>
    <meta:generator>LibreOffice/25.2.5.2$Windows_X86_64 LibreOffice_project/03d19516eb2e1dd5d4ccd751a0d6f35f35e08022</meta:generator>
  </office:meta>
</office:document-meta>
</file>